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90E626B5B405BDD0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23cm, 2.319cm, 13.403cm, 3.059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89cm" svg:height="20.199cm" svg:x="0.892cm" svg:y="2.192cm">
          <draw:image xlink:href="Pictures/10000000000005E8000007E090E626B5B405BDD0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9-29T15:40:07.865782912</dc:date>
    <meta:editing-duration>PT3M37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